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rsid="0000c7c4" officeooo:paragraph-rsid="0000c7c4"/>
    </style:style>
    <style:style style:name="P3" style:family="paragraph" style:parent-style-name="Standard">
      <style:text-properties style:font-name="Times New Roman" fo:font-size="16pt" officeooo:rsid="0000c7c4" officeooo:paragraph-rsid="0000c7c4" style:font-size-asian="16pt" style:font-size-complex="16pt"/>
    </style:style>
    <style:style style:name="P4" style:family="paragraph" style:parent-style-name="Standard">
      <style:text-properties style:font-name="Times New Roman" fo:font-size="16pt" officeooo:rsid="00016652" officeooo:paragraph-rsid="00025786" style:font-size-asian="16pt" style:font-size-complex="16pt"/>
    </style:style>
    <style:style style:name="T1" style:family="text">
      <style:text-properties fo:font-size="18pt" style:font-size-asian="15.75pt" style:font-size-complex="18pt"/>
    </style:style>
    <style:style style:name="T2" style:family="text">
      <style:text-properties fo:font-size="18pt" officeooo:rsid="0000c7c4" style:font-size-asian="15.75pt" style:font-size-complex="18pt"/>
    </style:style>
    <style:style style:name="T3" style:family="text">
      <style:text-properties fo:font-size="12pt" style:font-size-asian="10.5pt" style:font-size-complex="12pt"/>
    </style:style>
    <style:style style:name="T4" style:family="text">
      <style:text-properties fo:font-size="12pt" officeooo:rsid="00016652" style:font-size-asian="10.5pt" style:font-size-complex="12pt"/>
    </style:style>
    <style:style style:name="T5" style:family="text">
      <style:text-properties fo:font-size="12pt" officeooo:rsid="00025786" style:font-size-asian="10.5pt" style:font-size-complex="12pt"/>
    </style:style>
    <style:style style:name="T6" style:family="text">
      <style:text-properties fo:font-size="12pt" officeooo:rsid="00040145" style:font-size-asian="10.5pt" style:font-size-complex="12pt"/>
    </style:style>
    <style:style style:name="T7" style:family="text">
      <style:text-properties officeooo:rsid="00016652"/>
    </style:style>
    <style:style style:name="T8" style:family="text">
      <style:text-properties officeooo:rsid="00025786"/>
    </style:style>
    <style:style style:name="T9" style:family="text">
      <style:text-properties officeooo:rsid="000401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2">YALOVA ÜNİVERSİTESİ</text:span></text:p>
      <text:p text:style-name="P1"><text:span text:style-name="T2"/></text:p>
      <text:p text:style-name="P1"><text:span text:style-name="T2"><text:tab/><text:tab/><text:tab/><text:tab/>BİLGİSAYAR MÜHENDİSLİĞİ</text:span></text:p>
      <text:p text:style-name="P1"><text:span text:style-name="T2"/></text:p>
      <text:p text:style-name="P1"><text:span text:style-name="T2"/></text:p>
      <text:p text:style-name="P1"><text:span text:style-name="T2"/></text:p>
      <text:p text:style-name="P2"><text:span text:style-name="T1">WEB PROGRAMLAMA</text:span></text:p>
      <text:p text:style-name="P2"><text:span text:style-name="T1"/></text:p>
      <text:p text:style-name="P2"><text:span text:style-name="T1">KONU: KÖFTECİ YUSUF WEB SİTESİ</text:span></text:p>
      <text:p text:style-name="P2"><text:span text:style-name="T1"/></text:p>
      <text:p text:style-name="P2"><text:span text:style-name="T1">GRUP ÜYELERİ:</text:span></text:p>
      <text:p text:style-name="P2"><text:span text:style-name="T1"/></text:p>
      <text:p text:style-name="P2"><text:span text:style-name="T1">YUSUF EREN ÜNEYLER <text:s text:c="5"/>160101013</text:span></text:p>
      <text:p text:style-name="P2"><text:span text:style-name="T1">UMUT AKANTÜRK <text:s text:c="14"/>160101014</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
      <text:p text:style-name="P3"/>
      <text:p text:style-name="P3"/>
      <text:p text:style-name="P3"/>
      <text:p text:style-name="P3"/>
      <text:p text:style-name="P3"><text:soft-page-break/><text:s text:c="5"/>Grubumuz 2 kişiden oluşmaktadır. <text:s/>Web programlma dersinden aldığımız proje konusu <text:span text:style-name="T7">Köfteci Yusuf’un web sitesini yapmaktır. Web sitesini yapmak için gerekli bir çok araştırılma yapılmıştır. Öncesinde ve şu anında hiç bir şekilde bişey bilmediğimiz ve öğrenmediğimiz için yapılan araştırmalar uygulamaya geçilirken bir çok zorluklarla karşılaşılmıştır. Ödevimiz de html css ve vue.js kullanılarak sitenin bire bir aynısı yapılması istenmiştir. <text:s/>İlk ödevi tesliminden sonra bize verilen ödev için harekete geçilmiştir. İlk ödevdeki ekskikliklerin tamamlanması, üye ol ve giriş yap sayfalarının yapılması ve favori ürünler sayfasının oluşturulması istenmiştir.</text:span></text:p>
      <text:p text:style-name="P3"/>
      <text:p text:style-name="P3"><text:span text:style-name="T7"><text:tab/>Giriş yap kısmını yaparken sitedeki gibi alışveriş sepetine tıklandığı zaman giriş yapma kısmına yönlendiriyor. Giriş yap sayfasındaki header ve footer aynı şekilde anasayfadan alınmıştır.</text:span></text:p>
      <text:p text:style-name="P4">Arka plan resmi ise css tarafından verilmiştir. Araştırmalar sonucunda hocamızın istediği şekilde alan boş bırakılınca uyarı verilmesi required komutu kullanılarak sağlanmıştır. Üye ol sayfası ise giriş yap sayfasındaki üye ol butonuna tıkladıktan sonra açılmaktadır. Aynı şekilde header ve footer ana sayfadan çekilmiştir. Arkaplan resmi ise giriş yap sayfasındaki gibi aynı şekilde css sayesinde verilmiştir. Sayfanın içerisinde bir form bulunmaktadır. İsim soyisim <text:span text:style-name="T8">igibi opsiyonel kısımlar input kullanılarak yapılmıştır. Şehir gibi seçilmesi gereken yerler ise section ve option kullanılarak yapılmıştır. Orjinal sitesinde şehir seçince otamatik olarak ilçe ve mahalleleri otamatik olarak çekmektedir. Fakat bizim bunu yapmamız için veri tabanımıza ihtiyaç olduğu için o kısımlar yapılamadı. Adres çubuğu sitedeki gibi isteğe göre büyüyüp küçültülme işlemi yapılması için textarea kullanıldı büyültülürken adres çubuğunun formdan çıkmaması için css kısmında “overflow: auto; resize: vertical;” kullanılmıştır. Bu sayede adres çubuğunun formdan dışarı çıkması engellenmiştir.</text:span></text:p>
      <text:p text:style-name="P4"/>
      <text:p text:style-name="P4"><text:span text:style-name="T8"><text:tab/>Verilen ödev yapılırken grup üyeleri aralarında iş bölümü yapılarak tamamlanmaya çalışılmıltır. Ödevde vue.js tam olarak kullanılamamıştır. Bunun sebebi iste henüz tam olarak öğrenilememsi bilgisayara kurulamaması ve benzeri faktörlerdir. Bazı sliderlarda kullanılmıştır. Fakat tüm proje vue.js ile yapılamamıştır. Bunun üzerinde çalışmalar sürüyordur.</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21:58:19.555000000</meta:creation-date>
    <dc:date>2019-10-29T22:40:03.561000000</dc:date>
    <meta:editing-duration>PT8M52S</meta:editing-duration>
    <meta:editing-cycles>1</meta:editing-cycles>
    <meta:document-statistic meta:table-count="0" meta:image-count="0" meta:object-count="0" meta:page-count="2" meta:paragraph-count="11" meta:word-count="306" meta:character-count="2459" meta:non-whitespace-character-count="2128"/>
    <meta:generator>LibreOffice/6.1.4.2$Windows_X86_64 LibreOffice_project/9d0f32d1f0b509096fd65e0d4bec26ddd1938fd3</meta:generator>
  </office:meta>
</office:document-meta>
</file>